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Helvetica" svg:font-family="Helvetica"/>
    <style:font-face style:name="Lohit Devanagari1" svg:font-family="'Lohit Devanagari'"/>
    <style:font-face style:name="hhelvetica" svg:font-family="hhelvetica"/>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50%"/>
      <style:text-properties style:font-name="helvetica" fo:font-size="12pt" style:font-size-asian="12pt" style:font-size-complex="12pt"/>
    </style:style>
    <style:style style:name="P2" style:family="paragraph" style:parent-style-name="Standard">
      <style:paragraph-properties fo:line-height="150%"/>
      <style:text-properties style:font-name="helvetica" fo:font-size="12pt" style:font-size-asian="12pt" style:font-size-complex="12pt"/>
    </style:style>
    <style:style style:name="P3" style:family="paragraph" style:parent-style-name="Text_20_body">
      <style:paragraph-properties fo:line-height="150%"/>
      <style:text-properties style:font-name="helvetica" fo:font-size="12pt" style:font-size-asian="12pt" style:font-size-complex="12pt"/>
    </style:style>
    <style:style style:name="P4" style:family="paragraph" style:parent-style-name="Text_20_body">
      <style:paragraph-properties fo:margin-left="0cm" fo:margin-right="0cm" fo:margin-top="0cm" fo:margin-bottom="0cm" loext:contextual-spacing="false" fo:line-height="150%" fo:text-indent="0cm" style:auto-text-indent="false" style:writing-mode="lr-tb"/>
      <style:text-properties fo:font-variant="normal" fo:text-transform="none" fo:color="#000000" style:font-name="Helvetica" fo:font-size="12pt" fo:font-style="normal" style:font-size-asian="12pt" style:font-size-complex="12pt"/>
    </style:style>
    <style:style style:name="P5" style:family="paragraph" style:parent-style-name="Text_20_body">
      <style:paragraph-properties fo:margin-left="0cm" fo:margin-right="0cm" fo:margin-top="0cm" fo:margin-bottom="0cm" loext:contextual-spacing="false" fo:line-height="150%" fo:text-indent="0cm" style:auto-text-indent="false" style:writing-mode="lr-tb"/>
      <style:text-properties fo:font-variant="normal" fo:text-transform="none" fo:color="#000000" style:font-name="Helvetica" fo:font-size="12pt" fo:font-style="normal" officeooo:paragraph-rsid="002160ea" style:font-size-asian="12pt" style:font-size-complex="12pt"/>
    </style:style>
    <style:style style:name="P6" style:family="paragraph" style:parent-style-name="Text_20_body">
      <style:paragraph-properties fo:margin-left="0cm" fo:margin-right="0cm" fo:margin-top="0cm" fo:margin-bottom="0cm" loext:contextual-spacing="false" fo:line-height="150%" fo:text-indent="0cm" style:auto-text-indent="false" style:writing-mode="lr-tb"/>
      <style:text-properties fo:color="#000000" fo:font-size="12pt" officeooo:rsid="001c345f" officeooo:paragraph-rsid="001c345f" style:font-size-asian="12pt" style:font-size-complex="12pt"/>
    </style:style>
    <style:style style:name="P7" style:family="paragraph" style:parent-style-name="Text_20_body">
      <style:paragraph-properties fo:margin-left="0cm" fo:margin-right="0cm" fo:margin-top="0cm" fo:margin-bottom="0cm" loext:contextual-spacing="false" fo:line-height="150%" fo:text-indent="0cm" style:auto-text-indent="false" style:writing-mode="lr-tb"/>
      <style:text-properties fo:color="#000000" fo:font-size="12pt" officeooo:paragraph-rsid="001bde1e" style:font-size-asian="12pt" style:font-size-complex="12pt"/>
    </style:style>
    <style:style style:name="P8" style:family="paragraph" style:parent-style-name="Text_20_body">
      <style:paragraph-properties fo:margin-left="0cm" fo:margin-right="0cm" fo:margin-top="0cm" fo:margin-bottom="0cm" loext:contextual-spacing="false" fo:line-height="150%" fo:text-indent="0cm" style:auto-text-indent="false" style:writing-mode="lr-tb"/>
      <style:text-properties fo:color="#000000" fo:font-size="12pt" officeooo:paragraph-rsid="001e94b9" style:font-size-asian="12pt" style:font-size-complex="12pt"/>
    </style:style>
    <style:style style:name="P9" style:family="paragraph" style:parent-style-name="Text_20_body">
      <style:paragraph-properties fo:margin-left="0cm" fo:margin-right="0cm" fo:margin-top="0cm" fo:margin-bottom="0cm" loext:contextual-spacing="false" fo:line-height="150%" fo:text-indent="0cm" style:auto-text-indent="false" style:writing-mode="lr-tb"/>
      <style:text-properties fo:font-size="12pt" officeooo:paragraph-rsid="001bde1e" style:font-size-asian="12pt" style:font-size-complex="12pt"/>
    </style:style>
    <style:style style:name="P10" style:family="paragraph" style:parent-style-name="Text_20_body">
      <style:paragraph-properties fo:margin-left="0cm" fo:margin-right="0cm" fo:margin-top="0cm" fo:margin-bottom="0cm" loext:contextual-spacing="false" fo:line-height="150%" fo:text-indent="0cm" style:auto-text-indent="false" style:writing-mode="lr-tb"/>
      <style:text-properties fo:font-size="12pt" officeooo:paragraph-rsid="0022f039" style:font-size-asian="12pt" style:font-size-complex="12pt"/>
    </style:style>
    <style:style style:name="P11" style:family="paragraph" style:parent-style-name="Text_20_body">
      <style:paragraph-properties fo:margin-left="0cm" fo:margin-right="0cm" fo:margin-top="0cm" fo:margin-bottom="0cm" loext:contextual-spacing="false" fo:line-height="150%" fo:text-indent="0cm" style:auto-text-indent="false" style:writing-mode="lr-tb"/>
      <style:text-properties fo:font-size="12pt" officeooo:paragraph-rsid="0024d22e" style:font-size-asian="12pt" style:font-size-complex="12pt"/>
    </style:style>
    <style:style style:name="P12" style:family="paragraph" style:parent-style-name="Text_20_body">
      <style:paragraph-properties fo:margin-left="0cm" fo:margin-right="0cm" fo:margin-top="0cm" fo:margin-bottom="0cm" loext:contextual-spacing="false" fo:line-height="150%" fo:text-indent="0cm" style:auto-text-indent="false" style:writing-mode="lr-tb"/>
      <style:text-properties fo:font-size="12pt" fo:font-weight="bold" officeooo:rsid="002533f4" officeooo:paragraph-rsid="002533f4" style:font-size-asian="12pt" style:font-weight-asian="bold" style:font-size-complex="12pt" style:font-weight-complex="bold"/>
    </style:style>
    <style:style style:name="T1" style:family="text">
      <style:text-properties fo:font-variant="normal" fo:text-transform="none" fo:color="#000000" style:font-name="Helvetica" fo:font-size="9.75pt" fo:font-style="normal"/>
    </style:style>
    <style:style style:name="T2" style:family="text">
      <style:text-properties fo:font-variant="normal" fo:text-transform="none" fo:color="#000000" style:font-name="Helvetica" fo:font-size="9.75pt" fo:font-style="normal" officeooo:rsid="001573fa"/>
    </style:style>
    <style:style style:name="T3" style:family="text">
      <style:text-properties fo:font-variant="normal" fo:text-transform="none" fo:color="#000000" style:font-name="Helvetica" fo:font-size="9.75pt" fo:font-style="normal" officeooo:rsid="0016d950"/>
    </style:style>
    <style:style style:name="T4" style:family="text">
      <style:text-properties fo:font-variant="normal" fo:text-transform="none" fo:color="#000000" style:font-name="Helvetica" fo:font-size="9.75pt" fo:font-style="normal" officeooo:rsid="0018b62c"/>
    </style:style>
    <style:style style:name="T5" style:family="text">
      <style:text-properties fo:font-variant="normal" fo:text-transform="none" fo:color="#000000" style:font-name="Helvetica" fo:font-size="9.75pt" fo:font-style="normal" officeooo:rsid="001eb808"/>
    </style:style>
    <style:style style:name="T6" style:family="text">
      <style:text-properties fo:font-variant="normal" fo:text-transform="none" fo:color="#000000" style:font-name="Helvetica" fo:font-size="9.75pt" fo:font-style="normal" officeooo:rsid="0022f039"/>
    </style:style>
    <style:style style:name="T7" style:family="text">
      <style:text-properties fo:font-variant="normal" fo:text-transform="none" fo:color="#000000" style:font-name="Helvetica" fo:font-size="9.75pt" fo:font-style="normal" officeooo:rsid="000f670a"/>
    </style:style>
    <style:style style:name="T8" style:family="text">
      <style:text-properties fo:font-variant="normal" fo:text-transform="none" fo:color="#000000" style:font-name="Helvetica" fo:font-size="9.75pt" fo:font-style="normal" officeooo:rsid="0024d22e"/>
    </style:style>
    <style:style style:name="T9" style:family="text">
      <style:text-properties fo:font-variant="normal" fo:text-transform="none" fo:color="#000000" style:font-name="Helvetica" fo:font-style="normal"/>
    </style:style>
    <style:style style:name="T10" style:family="text">
      <style:text-properties fo:font-variant="normal" fo:text-transform="none" fo:color="#000000" style:font-name="Helvetica" fo:font-style="normal" officeooo:rsid="0022f039"/>
    </style:style>
    <style:style style:name="T11" style:family="text">
      <style:text-properties fo:font-variant="normal" fo:text-transform="none" fo:color="#000000" style:font-name="Helvetica" fo:font-style="normal" officeooo:rsid="0016d950"/>
    </style:style>
    <style:style style:name="T12" style:family="text">
      <style:text-properties fo:font-variant="normal" fo:text-transform="none" fo:color="#000000" style:font-name="Helvetica" fo:font-style="normal" officeooo:rsid="0018b62c"/>
    </style:style>
    <style:style style:name="T13" style:family="text">
      <style:text-properties fo:font-variant="normal" fo:text-transform="none" fo:color="#000000" style:font-name="Helvetica" fo:font-style="normal" officeooo:rsid="001eb808"/>
    </style:style>
    <style:style style:name="T14" style:family="text">
      <style:text-properties fo:font-variant="normal" fo:text-transform="none" fo:color="#000000" style:font-name="Helvetica" fo:font-style="normal" officeooo:rsid="001573fa"/>
    </style:style>
    <style:style style:name="T15" style:family="text">
      <style:text-properties fo:font-variant="normal" fo:text-transform="none" fo:color="#000000" style:font-name="Helvetica" fo:font-style="normal" officeooo:rsid="0024d22e"/>
    </style:style>
    <style:style style:name="T16" style:family="text">
      <style:text-properties fo:font-variant="normal" fo:text-transform="none" fo:color="#000000" style:font-name="Helvetica" fo:font-style="normal" officeooo:rsid="000f670a"/>
    </style:style>
    <style:style style:name="T17" style:family="text">
      <style:text-properties fo:font-variant="normal" fo:text-transform="none" style:font-name="Helvetica" fo:font-size="9.75pt" fo:font-style="normal" officeooo:rsid="001bde1e"/>
    </style:style>
    <style:style style:name="T18" style:family="text">
      <style:text-properties fo:font-variant="normal" fo:text-transform="none" style:font-name="Helvetica" fo:font-size="9.75pt" fo:font-style="normal" officeooo:rsid="001c345f"/>
    </style:style>
    <style:style style:name="T19" style:family="text">
      <style:text-properties fo:font-variant="normal" fo:text-transform="none" style:font-name="Helvetica" fo:font-style="normal" officeooo:rsid="001bde1e"/>
    </style:style>
    <style:style style:name="T20" style:family="text">
      <style:text-properties fo:font-variant="normal" fo:text-transform="none" style:font-name="Helvetica" fo:font-style="normal" officeooo:rsid="001c345f"/>
    </style:style>
    <style:style style:name="T21" style:family="text">
      <style:text-properties fo:font-variant="normal" fo:text-transform="none" style:font-name="helvetica" fo:font-size="9.75pt" fo:font-style="normal" officeooo:rsid="001c345f"/>
    </style:style>
    <style:style style:name="T22" style:family="text">
      <style:text-properties fo:font-variant="normal" fo:text-transform="none" style:font-name="helvetica" fo:font-size="9.75pt" fo:font-style="normal" officeooo:rsid="001cc482"/>
    </style:style>
    <style:style style:name="T23" style:family="text">
      <style:text-properties fo:font-variant="normal" fo:text-transform="none" style:font-name="helvetica" fo:font-size="9.75pt" fo:font-style="normal" officeooo:rsid="001e94b9"/>
    </style:style>
    <style:style style:name="T24" style:family="text">
      <style:text-properties fo:font-variant="normal" fo:text-transform="none" style:font-name="helvetica" fo:font-size="9.75pt" fo:font-style="normal" officeooo:rsid="0024d22e"/>
    </style:style>
    <style:style style:name="T25" style:family="text">
      <style:text-properties fo:font-variant="normal" fo:text-transform="none" style:font-name="helvetica" fo:font-style="normal" officeooo:rsid="001c345f"/>
    </style:style>
    <style:style style:name="T26" style:family="text">
      <style:text-properties fo:font-variant="normal" fo:text-transform="none" style:font-name="helvetica" fo:font-style="normal" officeooo:rsid="001cc482"/>
    </style:style>
    <style:style style:name="T27" style:family="text">
      <style:text-properties fo:font-variant="normal" fo:text-transform="none" style:font-name="helvetica" fo:font-style="normal" officeooo:rsid="001e94b9"/>
    </style:style>
    <style:style style:name="T28" style:family="text">
      <style:text-properties fo:font-variant="normal" fo:text-transform="none" style:font-name="helvetica" fo:font-style="normal" officeooo:rsid="0024d22e"/>
    </style:style>
    <style:style style:name="T29" style:family="text">
      <style:text-properties style:font-name="helvetica"/>
    </style:style>
    <style:style style:name="T30" style:family="text">
      <style:text-properties style:font-name="helvetica" fo:font-size="9.69999980926514pt" style:font-size-asian="9.69999980926514pt" style:font-size-complex="9.69999980926514pt"/>
    </style:style>
    <style:style style:name="T31" style:family="text">
      <style:text-properties style:font-name="helvetica" fo:font-size="9.69999980926514pt" officeooo:rsid="001cc482" style:font-size-asian="9.69999980926514pt" style:font-size-complex="9.69999980926514pt"/>
    </style:style>
    <style:style style:name="T32" style:family="text">
      <style:text-properties style:font-name="helvetica" fo:font-size="9.69999980926514pt" officeooo:rsid="001eb808" style:font-size-asian="9.69999980926514pt" style:font-size-complex="9.69999980926514pt"/>
    </style:style>
    <style:style style:name="T33" style:family="text">
      <style:text-properties style:font-name="helvetica" fo:font-size="9.69999980926514pt" officeooo:rsid="001e94b9" style:font-size-asian="9.69999980926514pt" style:font-size-complex="9.69999980926514pt"/>
    </style:style>
    <style:style style:name="T34" style:family="text">
      <style:text-properties style:font-name="helvetica" fo:font-size="9.69999980926514pt" officeooo:rsid="0024d22e" style:font-size-asian="9.69999980926514pt" style:font-size-complex="9.69999980926514pt"/>
    </style:style>
    <style:style style:name="T35" style:family="text">
      <style:text-properties style:font-name="helvetica" officeooo:rsid="0024d22e"/>
    </style:style>
    <style:style style:name="T36" style:family="text">
      <style:text-properties style:font-name="helvetica" officeooo:rsid="001cc482"/>
    </style:style>
    <style:style style:name="T37" style:family="text">
      <style:text-properties style:font-name="helvetica" officeooo:rsid="001eb808"/>
    </style:style>
    <style:style style:name="T38" style:family="text">
      <style:text-properties style:font-name="helvetica" officeooo:rsid="001e94b9"/>
    </style:style>
    <style:style style:name="T39" style:family="text">
      <style:text-properties officeooo:rsid="001eb808"/>
    </style:style>
    <style:style style:name="T40" style:family="text">
      <style:text-properties officeooo:rsid="0024d22e"/>
    </style:style>
    <style:style style:name="T41"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9">IT Technologies – Blockchain and cryyptocurrencies</text:span></text:p>
      <text:p text:style-name="P9"><text:span text:style-name="T9"/></text:p>
      <text:p text:style-name="P9"><text:span text:style-name="T9">The current applications of blockchain technology are gaining momentum as </text:span><text:span text:style-name="T10">it </text:span><text:span text:style-name="T9">becomes more mainstream and accepted as a valid means of transactions - both financial and otherwise. </text:span><text:span text:style-name="T11">The advantages of it’s use are it’s ability to provide a time-stamped, i</text:span><text:span text:style-name="T10">m</text:span><text:span text:style-name="T11">mutable record of data that is not controlled or owned by a single entity </text:span><text:span text:style-name="T12">which </text:span><text:span text:style-name="T11">lend it to be a possible solution to many issues current </text:span><text:span text:style-name="T10">technologies</text:span><text:span text:style-name="T11"> have such as privacy, accountability and cost. </text:span><text:bookmark text:name="js-intext-string-0"/><text:span text:style-name="T11">(Blockgeeks, 20</text:span><text:span text:style-name="T13">19</text:span><text:span text:style-name="T11">) </text:span><text:span text:style-name="T9">When talking about blockchain technology the predominant concept that is gaining widespread acceptance and recognition is that of cryptocurrency. With the increase in popularity of cryptocurrency </text:span><text:span text:style-name="T10">such as Bitcoin and Etherium </text:span><text:span text:style-name="T9">as both a means of conducting transactions and financial investment there has been a shift towards cryptocurrencies as standalone currencies or as currencies that are being created </text:span><text:span text:style-name="T10">digitally </text:span><text:span text:style-name="T9">but backed by other financial assets to try stabilise them to the point where they would be viable for mainstream use. </text:span></text:p>
      <text:p text:style-name="P9"><text:span text:style-name="T9"/></text:p>
      <text:p text:style-name="P10"><text:span text:style-name="T9">An example of this is the Venezuelan Petro - a cryptocurrency created by the Venezuelan government in 2018 and backed by the country’s oil and mineral reserves. While the Petro has not been adopted successfully </text:span><text:bookmark text:name="js-intext-string-3"/><text:span text:style-name="T9">(Reuters, 2018), the concept of nationally created cryptocurrency is also being explored by the Chinese and Russian governments, with Vladimir Putin ordering the creation of the Cryptoruble and China relaxing it’s ban on cryptocurrencies recently </text:span><text:bookmark text:name="js-intext-string-1"/><text:span text:style-name="T9">(Medium, 2018). Although this hybrid approach of tying cryptocurrencies to centralised resources is in opposition to the original purpose of decentralisation, it seems to be the current direction of mainstream cryptocurrency development. Beyond these speculative currencies that may occur in the next few years, the Facebook Libra cryptocurrency will be launched 2020 giving users access to a stable cryptocurrency that uses blockchain technology </text:span><text:span text:style-name="T14">supported</text:span><text:span text:style-name="T9"> by global assets. The Facebook Libra currency has been backed by a significant amount of financial institutions and due to the overwhelming adoption of Facebook, WhatsApp and mobile technology will likely gain traction amongst it’s 2.5 billion active users. </text:span><text:bookmark text:name="js-intext-string-02"/><text:span text:style-name="T9">(Techcrunch.com, 2019)</text:span></text:p>
      <text:p text:style-name="P4"/>
      <text:p text:style-name="P4"/>
      <text:p text:style-name="P11"><text:span text:style-name="T15">Beyond the financial use of </text:span><text:span text:style-name="T9">blockchain, </text:span><text:span text:style-name="T15">the technology is also being implemented</text:span><text:span text:style-name="T9"> in smart contracts – a concept that Facebook, among others, is </text:span><text:span text:style-name="T10">also </text:span><text:span text:style-name="T9">currently developing </text:span><text:span text:style-name="T15">using </text:span><text:span text:style-name="T10">a programming language called Move</text:span><text:span text:style-name="T9">. </text:span><text:bookmark text:name="js-intext-string-21"/><text:span text:style-name="T9">(Developers.libra.org, 2019) By using the blockchain ledger to record transactions there is the ability to remove the need for a third party when </text:span><text:soft-page-break/><text:span text:style-name="T9">creating and validating contracts between people and other people or services. The applications of </text:span><text:span text:style-name="T15">the </text:span><text:span text:style-name="T9">blockchain’s ability to record transactions and information using encryption is also an attribute that suits it towards other purposes such as voting and the storage of medical records. There are already real world examples of this, with several states in the US employing blockchain technologies to allow people to vote via a mobile app called Voatz. </text:span><text:span text:style-name="T16">This app allows users to verify their identity using their biometric information and ID and then stores their vote after issuing a secure token to the user. </text:span><text:bookmark text:name="js-intext-string-6"/><text:span text:style-name="T16">(BitcoinExchangeGuide, 2018) </text:span></text:p>
      <text:p text:style-name="P11"><text:span text:style-name="T16"/></text:p>
      <text:p text:style-name="P11"><text:span text:style-name="T16">Another use by government is using blockchain to store medical data. By using blockchain to store individuals medical data, the information can be encrypted for privacy and moved securely. It also would give patients the ability to control access to their records. America’s second largest health insurance company, Anthem, has announced in December 2019 that they have plans to move to using blockchain technology to store and access medical data within the next three years. </text:span><text:bookmark text:name="js-intext-string-03"/><text:span text:style-name="T16">(Forbes.com, 2019)</text:span></text:p>
      <text:p text:style-name="P4"/>
      <text:p text:style-name="P7"><text:span text:style-name="T19">The implications of decentralised currency are varied in both scale and effect. On a small scale, there will be a move away from traditional payment forms requiring cash or card transactions and a move towards storing currency in digital wallets. With Facebook’s Libra cryptocurrency, the ability to </text:span><text:span text:style-name="T20">conduct transactions within it’s Messenger and WhatApp apps will allow more ease in moving money to people without needing to implicate the traditional banking systems. The elimination of transaction fees and the ability to hold money without a bank account will also have a positive effect on people who traditionally have been unable to have a bank account or have had to incur large fees using Western Union or other services to transfer money.</text:span><text:span text:style-name="T25"> </text:span><text:bookmark text:name="js-intext-string-11"/><text:span text:style-name="T26">This would have a </text:span><text:span text:style-name="T27">positive</text:span><text:span text:style-name="T26"> effect on the worl</text:span><text:span text:style-name="T27">d’s poorest </text:span><text:span text:style-name="T28">and most marginalised </text:span><text:span text:style-name="T27">people. </text:span><text:span text:style-name="T29">(Engadget.com, 2016)</text:span></text:p>
      <text:p text:style-name="P7"><text:span text:style-name="T29"/></text:p>
      <text:p text:style-name="P6"><text:span text:style-name="T29">On a larger scale, </text:span><text:span text:style-name="T35">cryptocurrency</text:span><text:span text:style-name="T29"> has the potential to influence wealth and power distribution around the world. With the US Dollar being the driving fo</text:span><text:span text:style-name="T36">rce behind the world economy, countries that are affected by US led economic sanctions can stand to benefit from using cryptocurrency to escape the inflation that plagues their centralised currencies. Countries such as </text:span><text:span text:style-name="T37">Venezuela</text:span><text:span text:style-name="T36">, North Korea, Russia and China could possibly use cryptocurrency to come out from under these sanctions and be able to participate fully in a decentralised global economy. </text:span></text:p>
      <text:p text:style-name="P8"><text:soft-page-break/><text:span text:style-name="T36">A</text:span><text:span text:style-name="T38">nother common process that could potentially be disrupted by blockchain technology is the issuing of contracts. By recording the terms and conditions of a contract on a blockchain and executing the contract when the requirements are met, the need for intermediaries is eliminated as the contract will only execute once it’s obligations can be fulfilled. The benefits include speed, accuracy, trust, security and monetary savings. With the automation of these processes, the current need for third </text:span><text:span text:style-name="T37">party people to execute contracts is eliminated. </text:span><text:bookmark text:name="js-intext-string-2"/><text:span text:style-name="T37">(Nigel Gopie, 2018)</text:span></text:p>
      <text:p text:style-name="P4"/>
      <text:p text:style-name="P5"><text:span text:style-name="T39">On a day to day basis, the effects of blockchain technology might not be overtly visible as the technology may be implemented into systems that we already use such as health records and electronic payments in a more behind the scenes fashion. However, the increased security that block chain offers would likely make me more confident in utilising services that use the technology. Financial transactions will likely be different without the need for a traditional bank, possibly making things like physical cards or bank accounts obsolete and an increased emphasis on carrying and protecting a digital wallet. </text:span></text:p>
      <text:p text:style-name="P5"/>
      <text:p text:style-name="P5"><text:span text:style-name="T39">Among family and friends there could potentially quite soon be a much easier way to send money to each other via FaceBook Libra on Messenger, which is a widely used platform amongst people of all generations. As someone who likes to travel, the ability to have one currency that is accepted in various locations would be extremely helpful in mitigating both the hassle of currency conversion and the effects of exchange rates. This would also apply to buying goods online. Eventually, if blockchain technology became the standard when dealing with transactions that rely on accuracy and security, I think that people would be more willing to engage in transacting with each other as the risk of being defrauded is potentially lowered. Things like signing a lease or buying a car could become reliant on smart contracts, which will change the way that these transactions occur and also offer a secure means to ensure that these contracts aren’t lost, altered or invalid. Due to the relative inability to alter the blockchain, there will be less reliance on taking people’s word for things and more reliance on the data that backs up their claims which also makes storing data in the blockchain a great way to not only store transactions but history in a format that is unable to be edited to change it’s content. It is hard to truly evaluate the effect that blockchain and cryptocurrency will have in the long term but as we move more towards mainstream acceptance it will likely impact us all in one way or another if it isn’t already.</text:span></text:p>
      <text:p text:style-name="P5"/>
      <text:p text:style-name="P5"><text:soft-page-break/></text:p>
      <text:h text:style-name="P1" text:outline-level="2">References</text:h>
      <text:p text:style-name="P3">BitcoinExchangeGuide. (2018). <text:span text:style-name="T41">Voatz: Biometric &amp; Blockchain Powered Voting System?</text:span>. [online] Available at: https://bitcoinexchangeguide.com/voatz/ [Accessed 9 Jan. 2020].</text:p>
      <text:p text:style-name="P3">Blockgeeks. (2020). <text:span text:style-name="T41">What is Blockchain Technology? A Step-by-Step Guide For Beginners</text:span>. [online] Available at: https://blockgeeks.com/guides/what-is-blockchain-technology/ [Accessed 9 Jan. 2020].</text:p>
      <text:p text:style-name="P3">Developers.libra.org. (2019). <text:span text:style-name="T41">Move: A Language With Programmable Resources · Libra</text:span>. [online] Available at: https://developers.libra.org/docs/move-paper [Accessed 9 Jan. 2020].</text:p>
      <text:p text:style-name="P3">Engadget.com. (2016). <text:span text:style-name="T41">How Cryptocurrencies Will Help The Poorest People In The World</text:span>. [online] Available at: https://www.engadget.com/2016/11/28/how-cryptocurrencies-will-help-the-poorest-people-in-the-world/ [Accessed 9 Jan. 2020].</text:p>
      <text:p text:style-name="P3">Forbes.com. (2019). <text:span text:style-name="T41">Anthem Will Use Blockchain To Secure Medical Data For Its 40 Million Members In Three Years</text:span>. [online] Available at: https://www.forbes.com/sites/leahrosenbaum/2019/12/12/anthem-says-its-40-million-members-will-be-using-blockchain-to-secure-patient-data-in-three-years/#5ca100a26837 [Accessed 9 Jan. 2020].</text:p>
      <text:p text:style-name="P3">Medium. (2018). <text:span text:style-name="T41">The Chinese cryptocurrency is scaring the whole world</text:span>. [online] Available at: https://medium.com/@alexstargame/the-chinese-cryptocurrency-is-scaring-the-whole-world-6cbf3a1d4e67 [Accessed 9 Jan. 2020].</text:p>
      <text:p text:style-name="P3">Nigel Gopie, P. (2018). <text:span text:style-name="T41">What are smart contracts on blockchain? - Blockchain Pulse: IBM Blockchain Blog</text:span>. [online] Blockchain Pulse: IBM Blockchain Blog. Available at: https://www.ibm.com/blogs/blockchain/2018/07/what-are-smart-contracts-on-blockchain/ [Accessed 9 Jan. 2020].</text:p>
      <text:p text:style-name="P3">Reuters. (2018). <text:span text:style-name="T41">Special Report: In Venezuela, new cryptocurrency is nowhere to be found</text:span>. [online] Available at: https://www.reuters.com/article/us-cryptocurrency-venezuela-specialrepor/special-report-in-venezuela-new-cryptocurrency-is-nowhere-to-be-found-idUSKCN1LF15U [Accessed 9 Jan. 2020].</text:p>
      <text:p text:style-name="P3">Techcrunch.com. (2019). <text:span text:style-name="T41">Facebook Announces Libra Cryptocurrency - All You Need To Know</text:span>. [online] Available at: https://techcrunch.com/2019/06/18/facebook-libra/ [Accessed 9 Jan. 2020].</text:p>
      <text:p text:style-name="P2"><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Helvetica" svg:font-family="Helvetica"/>
    <style:font-face style:name="Lohit Devanagari1" svg:font-family="'Lohit Devanagari'"/>
    <style:font-face style:name="hhelvetica" svg:font-family="hhelvetica"/>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9T13:58:52.623036876</meta:creation-date>
    <dc:date>2020-01-09T20:49:20.263287423</dc:date>
    <meta:editing-duration>PT3M35S</meta:editing-duration>
    <meta:editing-cycles>1</meta:editing-cycles>
    <meta:generator>LibreOffice/6.3.3.2$Linux_X86_64 LibreOffice_project/30$Build-2</meta:generator>
    <meta:document-statistic meta:table-count="0" meta:image-count="0" meta:object-count="0" meta:page-count="5" meta:paragraph-count="20" meta:word-count="1424" meta:character-count="9937" meta:non-whitespace-character-count="8527"/>
  </office:meta>
</office:document-meta>
</file>